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3.805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644cm" fo:break-before="auto" style:use-optimal-row-height="true"/>
    </style:style>
    <style:style style:name="ro6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tun for a few turns + equilibrium decreas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targeted heal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veals distant zone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sets all gift talents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Silences all in a AOE, including you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21" office:value-type="string">
            <text:p>Absorbs spells cast at the user; increasing equilibrium until failure. Cannot cast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Release poison at the target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1014"/>
        </table:table-row>
        <table:table-row table:style-name="ro4">
          <table:table-cell table:style-name="ce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20" office:value-type="string">
            <text:p>Burrows into a wall, digging it and moving throught it</text:p>
          </table:table-cell>
          <table:table-cell table:style-name="ce20" table:number-columns-repeated="2"/>
          <table:table-cell table:style-name="ce18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Fear cone</text:p>
          </table:table-cell>
          <table:table-cell table:style-name="ce14"/>
          <table:table-cell table:style-name="ce20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cold melee damag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uper fast movement for a whil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After using any drake active talents gains X% stun resist for Y turns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each <text:s/>time you breath you have X% chance to remove the cooldown of a talent of the same tree as the breath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21" table:number-columns-repeated="3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</text:p>
          </table:table-cell>
          <table:table-cell table:style-name="ce14" office:value-type="string">
            <text:p>-phys resist</text:p>
          </table:table-cell>
          <table:table-cell table:style-name="ce20" office:value-type="string">
            <text:p>offensive mele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fire</text:p>
          </table:table-cell>
          <table:table-cell table:style-name="ce14" office:value-type="string">
            <text:p>-fire resist</text:p>
          </table:table-cell>
          <table:table-cell table:style-name="ce20" office:value-type="string">
            <text:p>offensive caster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 res%</text:p>
          </table:table-cell>
          <table:table-cell table:style-name="ce14" office:value-type="string">
            <text:p>aoe heal</text:p>
          </table:table-cell>
          <table:table-cell table:style-name="ce20" office:value-type="string">
            <text:p>tank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Induces a rage in your summon, increasing its damage (only on melee)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20" office:value-type="string">
            <text:p>Reduces cooldown of all summons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/>
          <table:table-cell table:style-name="ce20" office:value-type="string">
            <text:p>Concentrate the forces of nature throught your wielded mindstars, creating a psionic blade sprouding from the mindstar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hannel nature power thourght your psiblades, the target is grabbed by thorny vines, reducing its speed and damaging it for X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You spawn an other you. You share the same healthpool but can act twice. When it dies the talent goes on cooldown. 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wap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Both of you swap places, creatures atacking one will continue attacking the other. <text:s/>For a split second while swaping you merge into a single entity, which strengthens both of you ; granting increased damage for X turns and healing both of you for 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crit chance reduction ; all damages reduction ; poison immunity ; diseases immunit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where you stand/walk, mucus starts to grow around you, damaging all and poisoning them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Oozes can randomly spawn from your mucus, starting to attack all foes in sight with slime spi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throw a splash of acid at the target location, dealing X acid damage. If any of your mucus oozes are in sight of target they will instintively throw a slime spit there too as a free acti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20" office:value-type="string">
            <text:p>instant ; increases the strength &amp; duration of life regeneration temp effect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6">
          <table:table-cell table:style-name="ce5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 direct heal you gain a life regen of X% of the heal over 8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rigger a burst of bast evolution in the healing fungus, you are instantly healed for X times your actual life regeneration ; this effect does not trigger Fungal Growth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5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Earthen Power</text:p>
          </table:table-cell>
          <table:table-cell table:style-name="ce10" office:value-type="string">
            <text:p>Stoneshiel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Each time you take damage you regen X mana and Y equilibrium + all atacks do a shield attack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Earthen Vines</text:p>
          </table:table-cell>
          <table:table-cell table:style-name="ce10" office:value-type="string">
            <text:p>Stone Vin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8"/>
          <table:table-cell table:style-name="ce18" office:value-type="string">
            <text:p>Stone vines extend from your feet to random targets in a radius ; as long as they are in the vines the target cant move, take a physical DOT</text:p>
          </table:table-cell>
          <table:table-cell table:style-name="ce18" table:number-columns-repeated="1016"/>
        </table:table-row>
        <table:table-row table:style-name="ro2">
          <table:table-cell table:style-name="ce6"/>
          <table:table-cell table:style-name="ce11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/>
          <table:table-cell table:style-name="ce19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103])" office:value-type="float" office:value="380">
            <text:p>38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65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6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6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6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6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29" office:value-type="string">
            <text:p>Nature's Cycle</text:p>
          </table:table-cell>
          <table:table-cell table:style-name="ce29" office:value-type="string">
            <text:p>Wild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18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Casalini</meta:initial-creator>
    <meta:creation-date>2009-12-11T11:09:16</meta:creation-date>
    <dc:date>2012-03-27T18:14:21</dc:date>
    <dc:language>fr-FR</dc:language>
    <meta:editing-cycles>195</meta:editing-cycles>
    <meta:editing-duration>P13DT17H28M29S</meta:editing-duration>
    <dc:creator>Nicolas Casalini</dc:creator>
    <meta:document-statistic meta:table-count="3" meta:cell-count="467" meta:object-count="0"/>
    <meta:user-defined meta:name="Info 1"/>
    <meta:user-defined meta:name="Info 2"/>
    <meta:user-defined meta:name="Info 3"/>
    <meta:user-defined meta:name="Info 4"/>
  </office:meta>
</office:document-meta>
</file>